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800000" draw:textarea-horizontal-align="center" draw:textarea-vertical-align="middle"/>
    </style:style>
    <style:style style:name="gr3" style:family="graphic" style:parent-style-name="standard">
      <style:graphic-properties draw:stroke="dash" svg:stroke-color="#ff0000" draw:marker-end="Line_20_Arrow" draw:marker-end-width="0.3cm" draw:fill="solid" draw:fill-color="#800000" draw:textarea-horizontal-align="center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cm" svg:height="3cm" svg:x="4.5cm" svg:y="10cm">
          <text:p text:style-name="P1">Consommateur </text:p>
          <text:p text:style-name="P1">du service</text:p>
          <text:p text:style-name="P1">(Client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3cm" svg:x="17.5cm" svg:y="10cm">
          <text:p text:style-name="P1">Service Web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cm" svg:height="3cm" svg:x="11cm" svg:y="1cm">
          <text:p text:style-name="P1">Annuaire UD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5cm" svg:y1="11.1cm" svg:x2="17.5cm" svg:y2="11.1cm">
          <text:p/>
        </draw:line>
        <draw:line draw:style-name="gr2" draw:text-style-name="P1" draw:layer="layout" svg:x1="17.5cm" svg:y1="12cm" svg:x2="9.5cm" svg:y2="12cm">
          <text:p/>
        </draw:line>
        <draw:line draw:style-name="gr2" draw:text-style-name="P1" draw:layer="layout" svg:x1="7cm" svg:y1="10cm" svg:x2="11cm" svg:y2="2.5cm">
          <text:p/>
        </draw:line>
        <draw:line draw:style-name="gr2" draw:text-style-name="P1" draw:layer="layout" svg:x1="20cm" svg:y1="10cm" svg:x2="16cm" svg:y2="2.5cm">
          <text:p/>
        </draw:line>
        <draw:connector draw:style-name="gr2" draw:text-style-name="P1" draw:layer="layout" draw:type="curve" svg:x1="11cm" svg:y1="2.5cm" svg:x2="7cm" svg:y2="10cm" draw:start-shape="id1" draw:start-glue-point="3" draw:end-shape="id2" draw:end-glue-point="0" svg:d="m11000 2500c-2667 0-4000 2500-4000 7500">
          <text:p/>
        </draw:connector>
        <draw:custom-shape draw:style-name="gr1" draw:text-style-name="P1" draw:layer="layout" svg:width="5cm" svg:height="1cm" svg:x="11cm" svg:y="6.5cm">
          <text:p text:style-name="P1">Messages SOAP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cm" svg:y1="7cm" svg:x2="8.5cm" svg:y2="7cm">
          <text:p/>
        </draw:line>
        <draw:line draw:style-name="gr3" draw:text-style-name="P1" draw:layer="layout" svg:x1="11.5cm" svg:y1="6.5cm" svg:x2="8cm" svg:y2="4.5cm">
          <text:p/>
        </draw:line>
        <draw:line draw:style-name="gr3" draw:text-style-name="P1" draw:layer="layout" svg:x1="16cm" svg:y1="7cm" svg:x2="18.5cm" svg:y2="7cm">
          <text:p/>
        </draw:line>
        <draw:line draw:style-name="gr3" draw:text-style-name="P1" draw:layer="layout" svg:x1="13.5cm" svg:y1="7.5cm" svg:x2="13.5cm" svg:y2="11cm">
          <text:p/>
        </draw:line>
        <draw:custom-shape draw:style-name="gr4" draw:text-style-name="P2" draw:layer="layout" svg:width="5cm" svg:height="3cm" svg:x="20.5cm" svg:y="3cm">
          <text:p text:style-name="P2"><text:span text:style-name="T1">Enregistrement</text:span></text:p>
          <text:p text:style-name="P2"><text:span text:style-name="T1">du WSDL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" draw:id="id3" draw:layer="layout" svg:width="5cm" svg:height="3cm" svg:x="11cm" svg:y="14cm">
          <text:p text:style-name="P2"><text:span text:style-name="T1">Requêtes et</text:span></text:p>
          <text:p text:style-name="P2"><text:span text:style-name="T1">Répons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cm" svg:height="3cm" svg:x="1.5cm" svg:y="3cm">
          <text:p text:style-name="P2"><text:span text:style-name="T1">Demande du </text:span></text:p>
          <text:p text:style-name="P2"><text:span text:style-name="T1">WSDL et répons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5cm" svg:y1="14cm" svg:x2="13.497cm" svg:y2="11.589cm" draw:start-shape="id3" draw:start-glue-point="0" svg:d="m13500 14000v-1456h-3v-955">
          <text:p/>
        </draw:connector>
        <draw:line draw:style-name="gr5" draw:text-style-name="P1" draw:layer="layout" svg:x1="6.5cm" svg:y1="4.5cm" svg:x2="8.5cm" svg:y2="5.5cm">
          <text:p/>
        </draw:line>
        <draw:line draw:style-name="gr5" draw:text-style-name="P1" draw:layer="layout" svg:x1="20.5cm" svg:y1="4.5cm" svg:x2="18cm" svg:y2="6cm">
          <text:p/>
        </draw:line>
        <draw:custom-shape draw:style-name="gr4" draw:text-style-name="P1" draw:layer="layout" svg:width="1cm" svg:height="1cm" svg:x="17.2cm" svg:y="3.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8.4cm" svg:y="7.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7.5cm" svg:y="2.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0cm" svg:y="9.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cm" svg:height="1cm" svg:x="15.5cm" svg:y="12.2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enoit </meta:initial-creator>
    <meta:creation-date>2012-05-23T21:35:36</meta:creation-date>
    <dc:date>2012-05-24T11:35:44</dc:date>
    <dc:creator>benoit </dc:creator>
    <meta:editing-duration>PT1H34M32S</meta:editing-duration>
    <meta:editing-cycles>10</meta:editing-cycles>
    <meta:generator>LibreOffice/3.3$Linux LibreOffice_project/330m19$Build-401</meta:generator>
    <meta:document-statistic meta:object-count="24"/>
  </office:meta>
</office:document-meta>
</file>